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F0000020F342C20B0FE000139.png" manifest:media-type="image/png"/>
  <manifest:file-entry manifest:full-path="Pictures/100002010000041B0000031190B4E7C1831CDAE7.png" manifest:media-type="image/png"/>
  <manifest:file-entry manifest:full-path="Pictures/100000000000008C00000084A3C94FF0E126334B.png" manifest:media-type="image/png"/>
  <manifest:file-entry manifest:full-path="Pictures/10000201000001040000009EF1CC63F3B24B4DAE.png" manifest:media-type="image/png"/>
  <manifest:file-entry manifest:full-path="Pictures/100000000000007C0000007CBEFD140B675BA019.png" manifest:media-type="image/png"/>
  <manifest:file-entry manifest:full-path="Pictures/100000000000008C00000084B7056834C0FD7F8C.png" manifest:media-type="image/png"/>
  <manifest:file-entry manifest:full-path="Pictures/100000000000022F0000020F9404F3703EAAD6C9.png" manifest:media-type="image/png"/>
  <manifest:file-entry manifest:full-path="Pictures/100002010000006900000047CFD2B56A2DC1E38F.png" manifest:media-type="image/png"/>
  <manifest:file-entry manifest:full-path="Pictures/10000000000000E1000000E1EB805B65D7F658A2.png" manifest:media-type="image/png"/>
  <manifest:file-entry manifest:full-path="Pictures/10000201000007D0000007ACE458860121DAD4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objectwithoutfill">
      <style:graphic-properties svg:stroke-width="0.159cm" svg:stroke-color="#b2b2b2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width="0cm" draw:marker-start-width="0.2cm" draw:marker-end-width="0.2cm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color="#666666"/>
    </style:style>
    <style:style style:name="P3" style:family="paragraph">
      <loext:graphic-properties draw:fill="none" draw:fill-color="#ffffff"/>
      <style:text-properties fo:color="#666666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cm" svg:height="5.676cm" svg:x="1.8cm" svg:y="2cm">
          <draw:image xlink:href="Pictures/100002010000041B0000031190B4E7C1831CDAE7.png" xlink:type="simple" xlink:show="embed" xlink:actuate="onLoad">
            <text:p/>
          </draw:image>
        </draw:frame>
        <draw:g>
          <draw:frame draw:style-name="gr1" draw:text-style-name="P1" draw:layer="layout" svg:width="6.878cm" svg:height="4.179cm" svg:x="3.1cm" svg:y="12.5cm">
            <draw:image xlink:href="Pictures/10000201000001040000009EF1CC63F3B24B4DAE.png" xlink:type="simple" xlink:show="embed" xlink:actuate="onLoad">
              <text:p/>
            </draw:image>
          </draw:frame>
          <draw:frame draw:style-name="gr2" draw:text-style-name="P3" draw:layer="layout" svg:width="7.4cm" svg:height="1.4cm" svg:x="3.6cm" svg:y="16.8cm">
            <draw:text-box>
              <text:p text:style-name="P2">http://ahkscript.org/</text:p>
            </draw:text-box>
          </draw:frame>
        </draw:g>
        <draw:line draw:style-name="gr3" draw:text-style-name="P4" draw:layer="layout" svg:x1="5.2cm" svg:y1="8.2cm" svg:x2="5.3cm" svg:y2="12.1cm">
          <text:p/>
        </draw:line>
        <draw:g>
          <draw:frame draw:style-name="gr1" draw:text-style-name="P1" draw:layer="layout" svg:width="1.375cm" svg:height="1.297cm" svg:x="7.458cm" svg:y="10.2cm">
            <draw:image xlink:href="Pictures/100000000000008C00000084A3C94FF0E126334B.png" xlink:type="simple" xlink:show="embed" xlink:actuate="onLoad">
              <text:p/>
            </draw:image>
          </draw:frame>
          <draw:frame draw:style-name="gr1" draw:text-style-name="P1" draw:layer="layout" svg:width="1.375cm" svg:height="1.297cm" svg:x="6cm" svg:y="10.203cm">
            <draw:image xlink:href="Pictures/100000000000008C00000084B7056834C0FD7F8C.png" xlink:type="simple" xlink:show="embed" xlink:actuate="onLoad">
              <text:p/>
            </draw:image>
          </draw:frame>
          <draw:frame draw:style-name="gr1" draw:text-style-name="P1" draw:layer="layout" svg:width="1.383cm" svg:height="1.304cm" svg:x="8.934cm" svg:y="10.2cm">
            <draw:image xlink:href="Pictures/100000000000022F0000020F9404F3703EAAD6C9.png" xlink:type="simple" xlink:show="embed" xlink:actuate="onLoad">
              <text:p/>
            </draw:image>
          </draw:frame>
          <draw:frame draw:style-name="gr1" draw:text-style-name="P1" draw:layer="layout" svg:width="1.376cm" svg:height="1.297cm" svg:x="7.458cm" svg:y="10.2cm">
            <draw:image xlink:href="Pictures/100000000000008C00000084A3C94FF0E126334B.png" xlink:type="simple" xlink:show="embed" xlink:actuate="onLoad">
              <text:p/>
            </draw:image>
          </draw:frame>
          <draw:frame draw:style-name="gr1" draw:text-style-name="P1" draw:layer="layout" svg:width="1.376cm" svg:height="1.297cm" svg:x="6cm" svg:y="10.204cm">
            <draw:image xlink:href="Pictures/100000000000008C00000084B7056834C0FD7F8C.png" xlink:type="simple" xlink:show="embed" xlink:actuate="onLoad">
              <text:p/>
            </draw:image>
          </draw:frame>
          <draw:frame draw:style-name="gr1" draw:text-style-name="P1" draw:layer="layout" svg:width="1.378cm" svg:height="1.296cm" svg:x="8.934cm" svg:y="10.201cm">
            <draw:image xlink:href="Pictures/100000000000022F0000020F9404F3703EAAD6C9.png" xlink:type="simple" xlink:show="embed" xlink:actuate="onLoad">
              <text:p/>
            </draw:image>
          </draw:frame>
          <draw:frame draw:style-name="gr1" draw:text-style-name="P1" draw:layer="layout" svg:width="1.378cm" svg:height="1.292cm" svg:x="11.022cm" svg:y="10.2cm">
            <draw:image xlink:href="Pictures/100000000000022F0000020F342C20B0FE000139.png" xlink:type="simple" xlink:show="embed" xlink:actuate="onLoad">
              <text:p/>
            </draw:image>
          </draw:frame>
          <draw:custom-shape draw:style-name="gr4" draw:text-style-name="P5" draw:layer="layout" svg:width="0.111cm" svg:height="0.111cm" svg:x="10.494cm" svg:y="11.1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111cm" svg:height="0.111cm" svg:x="10.754cm" svg:y="11.17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3.277cm" svg:height="2.215cm" svg:x="5.9cm" svg:y="7.9cm">
          <draw:image xlink:href="Pictures/100002010000006900000047CFD2B56A2DC1E38F.png" xlink:type="simple" xlink:show="embed" xlink:actuate="onLoad">
            <text:p/>
          </draw:image>
        </draw:frame>
        <draw:line draw:style-name="gr3" draw:text-style-name="P4" draw:layer="layout" svg:x1="4.5cm" svg:y1="17.9cm" svg:x2="3.9cm" svg:y2="21.8cm">
          <text:p/>
        </draw:line>
        <draw:line draw:style-name="gr3" draw:text-style-name="P4" draw:layer="layout" svg:x1="7.9cm" svg:y1="17.9cm" svg:x2="8.5cm" svg:y2="21.4cm">
          <text:p/>
        </draw:line>
        <draw:line draw:style-name="gr3" draw:text-style-name="P4" draw:layer="layout" svg:x1="10.7cm" svg:y1="16.4cm" svg:x2="12.5cm" svg:y2="19.5cm">
          <text:p/>
        </draw:line>
        <draw:frame draw:style-name="gr1" draw:text-style-name="P1" draw:layer="layout" svg:width="2.752cm" svg:height="2.752cm" svg:x="2.5cm" svg:y="22.248cm">
          <draw:image xlink:href="Pictures/10000000000000E1000000E1EB805B65D7F658A2.png" xlink:type="simple" xlink:show="embed" xlink:actuate="onLoad">
            <text:p/>
          </draw:image>
        </draw:frame>
        <draw:frame draw:style-name="gr1" draw:text-style-name="P1" draw:layer="layout" svg:width="3.28cm" svg:height="3.28cm" draw:transform="rotate (0.258832328070759) translate (6.99cm 22.04cm)">
          <draw:image xlink:href="Pictures/100000000000007C0000007CBEFD140B675BA019.png" xlink:type="simple" xlink:show="embed" xlink:actuate="onLoad">
            <text:p/>
          </draw:image>
        </draw:frame>
        <draw:frame draw:style-name="gr1" draw:text-style-name="P1" draw:layer="layout" svg:width="2.591cm" svg:height="2.535cm" draw:transform="rotate (0.511556003759538) translate (11.7cm 20.368cm)">
          <draw:image xlink:href="Pictures/10000201000007D0000007ACE458860121DAD41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5T10:41:58.482000000</meta:creation-date>
    <dc:date>2016-08-05T11:14:23.452000000</dc:date>
    <meta:editing-duration>PT11M41S</meta:editing-duration>
    <meta:editing-cycles>3</meta:editing-cycles>
    <meta:generator>LibreOffice/5.1.4.2$Windows_x86 LibreOffice_project/f99d75f39f1c57ebdd7ffc5f42867c12031db97a</meta:generator>
    <meta:document-statistic meta:object-count="22"/>
  </office:meta>
</office:document-meta>
</file>